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7" style:family="table-column">
      <style:table-column-properties fo:break-before="auto" style:column-width="106.34mm"/>
    </style:style>
    <style:style style:name="co18" style:family="table-column">
      <style:table-column-properties fo:break-before="auto" style:column-width="36.14mm"/>
    </style:style>
    <style:style style:name="co19" style:family="table-column">
      <style:table-column-properties fo:break-before="auto" style:column-width="34.84mm"/>
    </style:style>
    <style:style style:name="co20" style:family="table-column">
      <style:table-column-properties fo:break-before="auto" style:column-width="166.21mm"/>
    </style:style>
    <style:style style:name="co21" style:family="table-column">
      <style:table-column-properties fo:break-before="auto" style:column-width="185.98mm"/>
    </style:style>
    <style:style style:name="co22" style:family="table-column">
      <style:table-column-properties fo:break-before="auto" style:column-width="84.23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41">
      <style:text-properties fo:font-weight="normal" style:font-weight-asian="normal" style:font-weight-complex="normal"/>
    </style:style>
    <style:style style:name="ce5" style:family="table-cell" style:parent-style-name="Default" style:data-style-name="N44">
      <style:text-properties fo:font-weight="normal" style:font-weight-asian="normal" style:font-weight-complex="normal"/>
    </style:style>
    <style:style style:name="ce6" style:family="table-cell" style:parent-style-name="Default" style:data-style-name="N112">
      <style:text-properties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1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vertical-align="automatic"/>
    </style:style>
    <style:style style:name="ce14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ext-properties style:font-name="Arial" fo:font-size="10pt" style:font-size-asian="10pt" style:font-size-complex="10pt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6"/>
        <table:table-column table:style-name="co22" table:default-cell-style-name="Default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<text:span text:style-name="T2">Waytype</text:span></text:p>
          </table:table-cell>
          <table:table-cell table:style-name="ce1" office:value-type="string" calcext:value-type="string">
            <text:p>Comfort</text:p>
          </table:table-cell>
          <table:table-cell table:style-name="ce1" office:value-type="string" calcext:value-type="string">
            <text:p>Catering expected</text:p>
          </table:table-cell>
          <table:table-cell table:style-name="ce1" office:value-type="string" calcext:value-type="string">
            <text:p>Adjusted comfort</text:p>
          </table:table-cell>
          <table:table-cell table:style-name="ce1" office:value-type="string" calcext:value-type="string">
            <text:p>Notes</text:p>
          </table:table-cell>
          <table:table-cell table:style-name="ce14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4 wheel stanhope</text:p>
          </table:table-cell>
          <table:table-cell table:style-name="ce3" office:value-type="string" calcext:value-type="string">
            <text:p>Rail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C2]" office:value-type="float" office:value="10" calcext:value-type="float">
            <text:p>10</text:p>
          </table:table-cell>
          <table:table-cell table:style-name="ce1"/>
          <table:table-cell table:style-name="ce15" office:value-type="string" calcext:value-type="string">
            <text:p>Kidner, p. 8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4" calcext:value-type="float">
            <text:p>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WHR/NWNG zoo car (not yet drawn)</text:p>
          </table:table-cell>
          <table:table-cell table:style-name="ce11" office:value-type="string" calcext:value-type="string">
            <text:p>Narrow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C27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1017"/>
        </table:table-row>
        <table:table-row table:style-name="ro3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1017"/>
        </table:table-row>
        <table:table-row table:style-name="ro3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1017"/>
        </table:table-row>
        <table:table-row table:style-name="ro3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60s carriages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51" calcext:value-type="float">
            <text:p>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6" office:value-type="string" calcext:value-type="string">
            <text:p>http://www.emus.co.uk/zone/mersey/mersey.htm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TSR 4 wheelers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199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12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20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27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48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58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30'1” 6 wheeler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69" calcext:value-type="float">
            <text:p>69</text:p>
          </table:table-cell>
          <table:table-cell office:value-type="string" calcext:value-type="string">
            <text:p>5'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66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ur wheel 1850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69" calcext:value-type="float">
            <text:p>69</text:p>
          </table:table-cell>
          <table:table-cell office:value-type="string" calcext:value-type="string">
            <text:p>Lights in each compartmen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69" calcext:value-type="float">
            <text:p>69</text:p>
          </table:table-cell>
          <table:table-cell office:value-type="string" calcext:value-type="string">
            <text:p>Lights in each compartmen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276]+5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71" calcext:value-type="float">
            <text:p>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73" calcext:value-type="float">
            <text:p>73</text:p>
          </table:table-cell>
          <table:table-cell office:value-type="string" calcext:value-type="string">
            <text:p>5ft 10 between compartment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74" calcext:value-type="float">
            <text:p>74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75" calcext:value-type="float">
            <text:p>75</text:p>
          </table:table-cell>
          <table:table-cell office:value-type="string" calcext:value-type="string">
            <text:p>5ft 10 9/16 between compartment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302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42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 lavatory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342]+16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8 wheel radials (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80" calcext:value-type="float">
            <text:p>80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351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61]+5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NOL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367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84" calcext:value-type="float">
            <text:p>84</text:p>
          </table:table-cell>
          <table:table-cell/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378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lavatory carriages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389]+20" office:value-type="float" office:value="106" calcext:value-type="float">
            <text:p>10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88" calcext:value-type="float">
            <text:p>88</text:p>
          </table:table-cell>
          <table:table-cell table:style-name="ce13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88" calcext:value-type="float">
            <text:p>88</text:p>
          </table:table-cell>
          <table:table-cell table:style-name="ce13"/>
          <table:table-cell office:value-type="string" calcext:value-type="string">
            <text:p>Jenkinson, pp. 433-43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401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408]+10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409]+20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412]+20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413]+10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414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15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17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18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421]+5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427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5ft non-corridor lavatory carriages (arc roof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95" calcext:value-type="float">
            <text:p>95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429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437]+5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438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439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444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445]+5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446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449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450]+2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101" calcext:value-type="float">
            <text:p>101</text:p>
          </table:table-cell>
          <table:table-cell office:value-type="string" calcext:value-type="string">
            <text:p>4/7<text:span text:style-name="T1">th</text:span>s lavatory access. 6Ft 5 between compartments.</text:p>
          </table:table-cell>
          <table:table-cell table:style-name="ce20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58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59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60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461]+25" office:value-type="float" office:value="128" calcext:value-type="float">
            <text:p>12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463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465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466]+5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467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469]+5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470]+16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472]+5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474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475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477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482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483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485]+16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488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489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490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491]+20" office:value-type="float" office:value="132" calcext:value-type="float">
            <text:p>132</text:p>
          </table:table-cell>
          <table:table-cell office:value-type="string" calcext:value-type="string">
            <text:p>Straight sided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492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494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0ft 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495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497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498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499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501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502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503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504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506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507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509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510]+2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511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512]+20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513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514]+16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515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16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17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518]+5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19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521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522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523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24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25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26]+16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27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“t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28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29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30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32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33]" office:value-type="float" office:value="130" calcext:value-type="float">
            <text:p>1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535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536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537]+10" office:value-type="float" office:value="140" calcext:value-type="float">
            <text:p>1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7ft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538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539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541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542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543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44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45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46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547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548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549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550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551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552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553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554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555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556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557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558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559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560]+16" office:value-type="float" office:value="151" calcext:value-type="float">
            <text:p>1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561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562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563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564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65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66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67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68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69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70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571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572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573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74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75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76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577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1 open carriages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78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79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80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581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582]+16" office:value-type="float" office:value="155" calcext:value-type="float">
            <text:p>1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83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84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85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586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587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588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 non-clerestory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589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590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591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592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593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94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95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96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97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598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599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00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01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02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603]+16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604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605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corridor carriages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06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07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608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609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610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611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612]+20" office:value-type="float" office:value="167" calcext:value-type="float">
            <text:p>1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613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614]" office:value-type="float" office:value="148" calcext:value-type="float">
            <text:p>1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noation” carriages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615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616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617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618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619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620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621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622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623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624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625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626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627]+10" office:value-type="float" office:value="163" calcext:value-type="float">
            <text:p>1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628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629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630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631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32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33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34]+16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35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FO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636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637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638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639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640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641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642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643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644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645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646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647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648]+16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649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650]+20" office:value-type="float" office:value="180" calcext:value-type="float">
            <text:p>1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651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652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653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654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655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656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657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658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659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660]+20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661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662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663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64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65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66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67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68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669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670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671]+20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672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673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674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675]+16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676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677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678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679]+20" office:value-type="float" office:value="195" calcext:value-type="float">
            <text:p>1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680]+16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681]+20" office:value-type="float" office:value="196" calcext:value-type="float">
            <text:p>1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682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683]+20" office:value-type="float" office:value="198" calcext:value-type="float">
            <text:p>1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684]+25" office:value-type="float" office:value="204" calcext:value-type="float">
            <text:p>2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685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686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687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688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689]+20" office:value-type="float" office:value="214" calcext:value-type="float">
            <text:p>2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690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691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692]+25" office:value-type="float" office:value="221" calcext:value-type="float">
            <text:p>2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693]+20" office:value-type="float" office:value="217" calcext:value-type="float">
            <text:p>2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694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695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696]+20" office:value-type="float" office:value="222" calcext:value-type="float">
            <text:p>2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697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698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699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700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701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702]+25" office:value-type="float" office:value="245" calcext:value-type="float">
            <text:p>245</text:p>
          </table:table-cell>
          <table:table-cell table:number-columns-repeated="1019"/>
        </table:table-row>
        <table:table-row table:style-name="ro3" table:number-rows-repeated="10478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702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3">00/00/0000</text:date>, <text:time style:data-style-name="N2" text:time-value="00:22:26.2988158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8-01-03T19:04:36.864112368</dc:date>
    <meta:editing-duration>P64DT1H27S</meta:editing-duration>
    <meta:editing-cycles>1368</meta:editing-cycles>
    <meta:generator>LibreOffice/5.1.6.2$Linux_X86_64 LibreOffice_project/10m0$Build-2</meta:generator>
    <dc:creator>James Petts</dc:creator>
    <meta:document-statistic meta:table-count="3" meta:cell-count="4383" meta:object-count="0"/>
  </office:meta>
</office:document-meta>
</file>